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17.3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55.56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42.46pt"/>
    </style:style>
    <style:style style:name="co9" style:family="table-column">
      <style:table-column-properties fo:break-before="auto" style:column-width="57.09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83.34pt"/>
    </style:style>
    <style:style style:name="co12" style:family="table-column">
      <style:table-column-properties fo:break-before="auto" style:column-width="82.54pt"/>
    </style:style>
    <style:style style:name="co13" style:family="table-column">
      <style:table-column-properties fo:break-before="auto" style:column-width="56.35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59.41pt"/>
    </style:style>
    <style:style style:name="co16" style:family="table-column">
      <style:table-column-properties fo:break-before="auto" style:column-width="79.51pt"/>
    </style:style>
    <style:style style:name="co17" style:family="table-column">
      <style:table-column-properties fo:break-before="auto" style:column-width="17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wrap-option="wrap" fo:border-left="none" fo:border-right="none" fo:border-top="none"/>
    </style:style>
    <style:style style:name="ce10" style:family="table-cell" style:parent-style-name="Default" style:data-style-name="N0"/>
    <style:style style:name="ce16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1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Wiring Table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olor cod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contr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Source</text:p>
          </table:table-cell>
          <table:covered-table-cell/>
          <table:table-cell table:style-name="ce3" office:value-type="string" calcext:value-type="string" table:number-columns-spanned="2" table:number-rows-spanned="1">
            <text:p>Destination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s width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_curr_ins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struction memory</text:p>
          </table:table-cell>
          <table:table-cell/>
          <table:table-cell office:value-type="string" calcext:value-type="string">
            <text:p>lc4_decoder</text:p>
          </table:table-cell>
          <table:table-cell office:value-type="string" calcext:value-type="string">
            <text:p>i_curr_ins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c4_alu</text:p>
          </table:table-cell>
          <table:table-cell office:value-type="string" calcext:value-type="string">
            <text:p>i_curr_insn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Lc4_branch</text:p>
          </table:table-cell>
          <table:table-cell office:value-type="string" calcext:value-type="string">
            <text:p>i_curr_ins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_curr_dmem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 memory</text:p>
          </table:table-cell>
          <table:table-cell/>
          <table:table-cell office:value-type="string" calcext:value-type="string">
            <text:p>Register_Mux</text:p>
          </table:table-cell>
          <table:table-cell office:value-type="string" calcext:value-type="string">
            <text:p>in, 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itch_data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at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_curr_p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struction memory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c_reg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_dmem_ad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dress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ata Memory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_dmem_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store</text:p>
          </table:table-cell>
          <table:table-cell office:value-type="string" calcext:value-type="string">
            <text:p>data memory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_dmem_towri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data memory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_st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l Const</text:p>
          </table:table-cell>
          <table:table-cell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o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_curr_p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_r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_curr_ins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_curr_insn</text:p>
          </table:table-cell>
          <table:table-cell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_regfile_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regfile_we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_regfile_ws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wsel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_regfile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_nzp_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nzp_we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rol 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_nzp_new_b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zp_reducer</text:p>
          </table:table-cell>
          <table:table-cell office:value-type="string" calcext:value-type="string">
            <text:p>nzp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d_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_dmem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_dmem_ad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dress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st_dmem_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store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out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adCn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load</text:p>
          </table:table-cell>
          <table:table-cell office:value-type="string" calcext:value-type="string">
            <text:p>o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gister_Mux</text:p>
          </table:table-cell>
          <table:table-cell office:value-type="string" calcext:value-type="string">
            <text:p>sel, b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oreCn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store</text:p>
          </table:table-cell>
          <table:table-cell office:value-type="string" calcext:value-type="string">
            <text:p>o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anchCn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branch</text:p>
          </table:table-cell>
          <table:table-cell office:value-type="string" calcext:value-type="string">
            <text:p>And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snCn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control_insn</text:p>
          </table:table-cell>
          <table:table-cell office:value-type="string" calcext:value-type="string">
            <text:p>O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o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anchAsser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branch</text:p>
          </table:table-cell>
          <table:table-cell office:value-type="string" calcext:value-type="string">
            <text:p>takeBranch</text:p>
          </table:table-cell>
          <table:table-cell office:value-type="string" calcext:value-type="string">
            <text:p>And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Mux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C_Mux</text:p>
          </table:table-cell>
          <table:table-cell/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ZPCurrB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ZP_regist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c4_branch</text:p>
          </table:table-cell>
          <table:table-cell office:value-type="string" calcext:value-type="string">
            <text:p>nzp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ranch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_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selAd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r1sel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rs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2selAd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r2sel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rt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gWriteS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wsel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rd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gWrit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regfile_we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rd_we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zpWrit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nzp_we</text:p>
          </table:table-cell>
          <table:table-cell office:value-type="string" calcext:value-type="string">
            <text:p>NZP_register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PlusOneW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select_pc_plus_one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sel a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urrP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_r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c4_alu</text:p>
          </table:table-cell>
          <table:table-cell office:value-type="string" calcext:value-type="string">
            <text:p>i_pc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laP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CPlusOne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aPC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in, 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gister_Mux</text:p>
          </table:table-cell>
          <table:table-cell office:value-type="string" calcext:value-type="string">
            <text:p>in, b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gfileWrite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wdat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_rs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o_rs_data</text:p>
          </table:table-cell>
          <table:table-cell office:value-type="string" calcext:value-type="string">
            <text:p>lc4_alu</text:p>
          </table:table-cell>
          <table:table-cell office:value-type="string" calcext:value-type="string">
            <text:p>i_r1dat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_rt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o_rt_data</text:p>
          </table:table-cell>
          <table:table-cell office:value-type="string" calcext:value-type="string">
            <text:p>lc4_alu</text:p>
          </table:table-cell>
          <table:table-cell office:value-type="string" calcext:value-type="string">
            <text:p>i_r2dat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mAddr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_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ddress_mux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c4Alu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4_alu</text:p>
          </table:table-cell>
          <table:table-cell office:value-type="string" calcext:value-type="string">
            <text:p>o_result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in b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nzp_reducer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ddress_mux</text:p>
          </table:table-cell>
          <table:table-cell office:value-type="string" calcext:value-type="string">
            <text:p>in b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gister_mux</text:p>
          </table:table-cell>
          <table:table-cell office:value-type="string" calcext:value-type="string">
            <text:p>in 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P_new_b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zp_reducer</text:p>
          </table:table-cell>
          <table:table-cell office:value-type="string" calcext:value-type="string">
            <text:p>nzp</text:p>
          </table:table-cell>
          <table:table-cell office:value-type="string" calcext:value-type="string">
            <text:p>NZP_register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egMux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ataMux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ata_mux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control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1"/>
        <table:table-column table:style-name="co1" table:default-cell-style-name="Default"/>
        <table:table-column table:style-name="co17" table:default-cell-style-name="ce11"/>
        <table:table-column table:style-name="co1" table:number-columns-repeated="1008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Instruction</text:p>
          </table:table-cell>
          <table:table-cell table:style-name="ce13" office:value-type="string" calcext:value-type="string" table:number-columns-spanned="7" table:number-rows-spanned="1">
            <text:p>Control Signals</text:p>
          </table:table-cell>
          <table:covered-table-cell table:number-columns-repeated="6"/>
          <table:table-cell table:style-name="ce3" office:value-type="string" calcext:value-type="string" table:number-columns-spanned="7" table:number-rows-spanned="1">
            <text:p>Data Signals <text:s/>26, 41 3 bits, rest 16</text:p>
          </table:table-cell>
          <table:covered-table-cell table:style-name="ce17"/>
          <table:covered-table-cell table:number-columns-repeated="3"/>
          <table:covered-table-cell table:style-name="ce17"/>
          <table:covered-table-cell/>
          <table:table-cell table:number-columns-repeated="1009"/>
        </table:table-row>
        <table:table-row table:style-name="ro2">
          <table:covered-table-cell table:style-name="ce8"/>
          <table:table-cell table:style-name="ce14" office:value-type="string" calcext:value-type="string">
            <text:p>31 RegWriteEn</text:p>
          </table:table-cell>
          <table:table-cell table:style-name="ce14" office:value-type="string" calcext:value-type="string">
            <text:p>39 MemAddrSel</text:p>
          </table:table-cell>
          <table:table-cell table:style-name="ce14" office:value-type="string" calcext:value-type="string">
            <text:p>42 RegMuxSel 2</text:p>
          </table:table-cell>
          <table:table-cell table:style-name="ce14" office:value-type="string" calcext:value-type="string">
            <text:p>24 branchAsserted</text:p>
          </table:table-cell>
          <table:table-cell table:style-name="ce14" office:value-type="string" calcext:value-type="string">
            <text:p>25 PCMuxSel</text:p>
          </table:table-cell>
          <table:table-cell table:style-name="ce14" office:value-type="string" calcext:value-type="string">
            <text:p>32 nzpWriteEn</text:p>
          </table:table-cell>
          <table:table-cell table:style-name="ce16" office:value-type="string" calcext:value-type="string">
            <text:p>43 DataMuxSel 2</text:p>
          </table:table-cell>
          <table:table-cell table:style-name="ce14" office:value-type="string" calcext:value-type="string">
            <text:p>36 RegfileWriteData</text:p>
          </table:table-cell>
          <table:table-cell table:style-name="ce14" office:value-type="string" calcext:value-type="string">
            <text:p>40 lc4ALUOut</text:p>
          </table:table-cell>
          <table:table-cell table:style-name="ce14" office:value-type="string" calcext:value-type="string">
            <text:p>5 o_dmem_addr</text:p>
          </table:table-cell>
          <table:table-cell table:style-name="ce14" office:value-type="string" calcext:value-type="string">
            <text:p>26 NZPCurrBits (often assumed)</text:p>
          </table:table-cell>
          <table:table-cell table:style-name="ce14" office:value-type="string" calcext:value-type="string">
            <text:p>41 NZP_new_bits</text:p>
          </table:table-cell>
          <table:table-cell table:style-name="ce14" office:value-type="string" calcext:value-type="string">
            <text:p>17 test_dmem_data</text:p>
          </table:table-cell>
          <table:table-cell table:style-name="ce14" office:value-type="string" calcext:value-type="string">
            <text:p>4 o_curr_pc</text:p>
          </table:table-cell>
          <table:table-cell table:style-name="ce14" office:value-type="string" calcext:value-type="string">
            <text:p>action</text:p>
          </table:table-cell>
          <table:table-cell table:style-name="ce14" table:number-columns-repeated="1006"/>
          <table:table-cell table:style-name="ce11" table:number-columns-repeated="2"/>
        </table:table-row>
        <table:table-row table:style-name="ro3">
          <table:table-cell office:value-type="string" calcext:value-type="string">
            <text:p>Br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2’b0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40 lc4AluOut</text:p>
          </table:table-cell>
          <table:table-cell office:value-type="string" calcext:value-type="string">
            <text:p>pc+1+sext(imm9) offset to label</text:p>
          </table:table-cell>
          <table:table-cell office:value-type="string" calcext:value-type="string">
            <text:p>16’h0</text:p>
          </table:table-cell>
          <table:table-cell office:value-type="string" calcext:value-type="string">
            <text:p>3’b111</text:p>
          </table:table-cell>
          <table:table-cell office:value-type="string" calcext:value-type="string">
            <text:p>3’b???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40 lc4AluOut</text:p>
          </table:table-cell>
          <table:table-cell office:value-type="string" calcext:value-type="string">
            <text:p>o_curr_pc now the branch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40 lc4AluOut</text:p>
          </table:table-cell>
          <table:table-cell office:value-type="string" calcext:value-type="string">
            <text:p>Rs+Rt</text:p>
          </table:table-cell>
          <table:table-cell office:value-type="string" calcext:value-type="string">
            <text:p>16’h0</text:p>
          </table:table-cell>
          <table:table-cell table:number-columns-repeated="2" office:value-type="string" calcext:value-type="string">
            <text:p>3’b???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Pc+1</text:p>
          </table:table-cell>
          <table:table-cell table:style-name="ce20" office:value-type="string" calcext:value-type="string" table:number-columns-spanned="3" table:number-rows-spanned="1">
            <text:p>write output to regfile/NZP register updated as according to lc3 instructions</text:p>
          </table:table-cell>
          <table:covered-table-cell table:number-columns-repeated="2" table:style-name="ce17"/>
          <table:table-cell table:number-columns-repeated="1006"/>
        </table:table-row>
        <table:table-row table:style-name="ro3">
          <table:table-cell office:value-type="string" calcext:value-type="string">
            <text:p>ad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4]" office:value-type="string" office:string-value="2’b00" calcext:value-type="string">
            <text:p>2’b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4]" office:value-type="string" office:string-value="2’b00" calcext:value-type="string">
            <text:p>2’b00</text:p>
          </table:table-cell>
          <table:table-cell office:value-type="string" calcext:value-type="string">
            <text:p>40 lc4AluOut</text:p>
          </table:table-cell>
          <table:table-cell office:value-type="string" calcext:value-type="string">
            <text:p>Rs +sext(imm5)</text:p>
          </table:table-cell>
          <table:table-cell office:value-type="string" calcext:value-type="string">
            <text:p>16’h0</text:p>
          </table:table-cell>
          <table:table-cell table:number-columns-repeated="2" office:value-type="string" calcext:value-type="string">
            <text:p>3’b???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write output to regfile; update NZP register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M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5]" office:value-type="string" office:string-value="2’b00" calcext:value-type="string">
            <text:p>2’b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5]" office:value-type="string" office:string-value="2’b00" calcext:value-type="string">
            <text:p>2’b00</text:p>
          </table:table-cell>
          <table:table-cell table:formula="of:=[.$I5]" office:value-type="string" office:string-value="40 lc4AluOut" calcext:value-type="string">
            <text:p>40 lc4AluOut</text:p>
          </table:table-cell>
          <table:table-cell office:value-type="string" calcext:value-type="string">
            <text:p>Sign (Rs-Rt) assume 16’hFFFF</text:p>
          </table:table-cell>
          <table:table-cell table:formula="of:=[.$K5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3’b100</text:p>
          </table:table-cell>
          <table:table-cell table:formula="of:=[.$N5]" office:value-type="string" office:string-value="16’h00" calcext:value-type="string">
            <text:p>16’h00</text:p>
          </table:table-cell>
          <table:table-cell table:formula="of:=[.$O5]" office:value-type="string" office:string-value="Pc+1" calcext:value-type="string">
            <text:p>Pc+1</text:p>
          </table:table-cell>
          <table:table-cell table:style-name="ce20" office:value-type="string" calcext:value-type="string" table:number-columns-spanned="3" table:number-rows-spanned="1">
            <text:p>update the NZP register with valid data; regfile is not written to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jsr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H6]" office:value-type="string" office:string-value="2’b00" calcext:value-type="string">
            <text:p>2’b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Rs</text:p>
          </table:table-cell>
          <table:table-cell table:formula="of:=[.$K6]" office:value-type="string" office:string-value="16’h0" calcext:value-type="string">
            <text:p>16’h0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3’b???</text:p>
          </table:table-cell>
          <table:table-cell table:formula="of:=[.$N6]" office:value-type="string" office:string-value="16’h00" calcext:value-type="string">
            <text:p>16’h00</text:p>
          </table:table-cell>
          <table:table-cell office:value-type="string" calcext:value-type="string">
            <text:p>Rs</text:p>
          </table:table-cell>
          <table:table-cell table:style-name="ce20" office:value-type="string" calcext:value-type="string" table:number-columns-spanned="3" table:number-rows-spanned="1">
            <text:p>next pc is RS; write pc+1 to regfile; compare not valid</text:p>
          </table:table-cell>
          <table:covered-table-cell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jsr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7]" office:value-type="string" office:string-value="2’b01" calcext:value-type="string">
            <text:p>2’b0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H7]" office:value-type="string" office:string-value="2’b00" calcext:value-type="string">
            <text:p>2’b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pC +shifted immediate</text:p>
          </table:table-cell>
          <table:table-cell table:formula="of:=[.$K7]" office:value-type="string" office:string-value="16’h0" calcext:value-type="string">
            <text:p>16’h0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3’b???</text:p>
          </table:table-cell>
          <table:table-cell table:formula="of:=[.$N7]" office:value-type="string" office:string-value="16’h00" calcext:value-type="string">
            <text:p>16’h00</text:p>
          </table:table-cell>
          <table:table-cell table:style-name="ce11" office:value-type="string" calcext:value-type="string">
            <text:p>lc4ALUOut</text:p>
          </table:table-cell>
          <table:table-cell table:style-name="ce20" office:value-type="string" calcext:value-type="string" table:number-columns-spanned="3" table:number-rows-spanned="1">
            <text:p>next pc is shifted from current pc, regfile is updated with pc+1</text:p>
          </table:table-cell>
          <table:covered-table-cell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6]" office:value-type="string" office:string-value="2’b00" calcext:value-type="string">
            <text:p>2’b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8]" office:value-type="string" office:string-value="2’b00" calcext:value-type="string">
            <text:p>2’b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s&amp;Rt</text:p>
          </table:table-cell>
          <table:table-cell table:formula="of:=[.$K8]" office:value-type="string" office:string-value="16’h0" calcext:value-type="string">
            <text:p>16’h0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3’b???</text:p>
          </table:table-cell>
          <table:table-cell table:formula="of:=[.$N8]" office:value-type="string" office:string-value="16’h00" calcext:value-type="string">
            <text:p>16’h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and output sent to Rd, pc advanced by 1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LD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’b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’b10</text:p>
          </table:table-cell>
          <table:table-cell table:style-name="ce11" office:value-type="string" calcext:value-type="string">
            <text:p>2 i_curr_mem_data</text:p>
          </table:table-cell>
          <table:table-cell office:value-type="string" calcext:value-type="string">
            <text:p>Rs+sext(imm6)</text:p>
          </table:table-cell>
          <table:table-cell office:value-type="string" calcext:value-type="string">
            <text:p>lc4ALuOut 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3’b???</text:p>
          </table:table-cell>
          <table:table-cell office:value-type="string" calcext:value-type="string">
            <text:p>2 i_curr_dmem_data</text:p>
          </table:table-cell>
          <table:table-cell office:value-type="string" calcext:value-type="string">
            <text:p>PC+1</text:p>
          </table:table-cell>
          <table:table-cell table:style-name="ce20" office:value-type="string" calcext:value-type="string" table:number-columns-spanned="3" table:number-rows-spanned="1">
            <text:p>address calculated by ALU is sent to memory and data comes back <text:s/>and is written to the register</text:p>
          </table:table-cell>
          <table:covered-table-cell table:number-columns-repeated="2"/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’b01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s+sext(imm6)</text:p>
          </table:table-cell>
          <table:table-cell office:value-type="string" calcext:value-type="string">
            <text:p>lc4ALuOut </text:p>
          </table:table-cell>
          <table:table-cell office:value-type="string" calcext:value-type="string">
            <text:p>not changed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o_rt_data/o_dmem_towrite</text:p>
          </table:table-cell>
          <table:table-cell office:value-type="string" calcext:value-type="string">
            <text:p>Pc+1</text:p>
          </table:table-cell>
          <table:table-cell table:style-name="ce20" office:value-type="string" calcext:value-type="string" table:number-columns-spanned="3" table:number-rows-spanned="1">
            <text:p>rt is set to o_dem_to_write, store is true; write Enable asserted; address and data are set to store data is external memory</text:p>
          </table:table-cell>
          <table:covered-table-cell table:number-columns-repeated="2"/>
          <table:table-cell table:number-columns-repeated="1006"/>
        </table:table-row>
        <table:table-row table:style-name="ro5">
          <table:table-cell office:value-type="string" calcext:value-type="string">
            <text:p>RT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11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6’h0</text:p>
          </table:table-cell>
          <table:table-cell office:value-type="string" calcext:value-type="string">
            <text:p>not changed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7 is outputted from ALU and routed to PC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12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12]" office:value-type="string" office:string-value="2’b00" calcext:value-type="string">
            <text:p>2’b00</text:p>
          </table:table-cell>
          <table:table-cell table:formula="of:=[.$I12]" office:value-type="string" office:string-value="lc4AluOut" calcext:value-type="string">
            <text:p>lc4AluOut</text:p>
          </table:table-cell>
          <table:table-cell office:value-type="string" calcext:value-type="string">
            <text:p>sext(imm9)</text:p>
          </table:table-cell>
          <table:table-cell table:formula="of:=[.$K12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updated</text:p>
          </table:table-cell>
          <table:table-cell table:formula="of:=[.$N12]" office:value-type="string" office:string-value="16’h00" calcext:value-type="string">
            <text:p>16’h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alu output is routed to regfile and writted to Rd; pc advances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13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13]" office:value-type="string" office:string-value="2’b00" calcext:value-type="string">
            <text:p>2’b00</text:p>
          </table:table-cell>
          <table:table-cell table:formula="of:=[.$I13]" office:value-type="string" office:string-value="lc4AluOut" calcext:value-type="string">
            <text:p>lc4AluOut</text:p>
          </table:table-cell>
          <table:table-cell office:value-type="string" calcext:value-type="string">
            <text:p>rs&lt;&lt; uimm4</text:p>
          </table:table-cell>
          <table:table-cell table:formula="of:=[.$K13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updated</text:p>
          </table:table-cell>
          <table:table-cell table:formula="of:=[.$N13]" office:value-type="string" office:string-value="16’h00" calcext:value-type="string">
            <text:p>16’h00</text:p>
          </table:table-cell>
          <table:table-cell table:formula="of:=[.$O13]" office:value-type="string" office:string-value="Pc+1" calcext:value-type="string">
            <text:p>Pc+1</text:p>
          </table:table-cell>
          <table:table-cell office:value-type="string" calcext:value-type="string">
            <text:p>sll writted to regfile to register specified in instruction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JMPR/JM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14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H14]" office:value-type="string" office:string-value="2’b00" calcext:value-type="string">
            <text:p>2’b00</text:p>
          </table:table-cell>
          <table:table-cell table:formula="of:=[.$I14]" office:value-type="string" office:string-value="lc4AluOut" calcext:value-type="string">
            <text:p>lc4AluOut</text:p>
          </table:table-cell>
          <table:table-cell office:value-type="string" calcext:value-type="string">
            <text:p>rs/pc+1+sext(imm11)</text:p>
          </table:table-cell>
          <table:table-cell table:formula="of:=[.$K14]" office:value-type="string" office:string-value="16’h0" calcext:value-type="string">
            <text:p>16’h0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updated</text:p>
          </table:table-cell>
          <table:table-cell table:formula="of:=[.$N14]" office:value-type="string" office:string-value="16’h00" calcext:value-type="string">
            <text:p>16’h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oute alu calculated address to pc leave regfile alone.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HiCon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15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15]" office:value-type="string" office:string-value="2’b00" calcext:value-type="string">
            <text:p>2’b00</text:p>
          </table:table-cell>
          <table:table-cell table:formula="of:=[.$I15]" office:value-type="string" office:string-value="lc4AluOut" calcext:value-type="string">
            <text:p>lc4AluOut</text:p>
          </table:table-cell>
          <table:table-cell office:value-type="string" calcext:value-type="string">
            <text:p>Rs for low imm for high</text:p>
          </table:table-cell>
          <table:table-cell table:formula="of:=[.$K15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updated</text:p>
          </table:table-cell>
          <table:table-cell table:formula="of:=[.$N15]" office:value-type="string" office:string-value="16’h00" calcext:value-type="string">
            <text:p>16’h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retrieve Rs from r1 and add to it the shifted 8 bits from the instruction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H16]" office:value-type="string" office:string-value="2’b00" calcext:value-type="string">
            <text:p>2’b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0x8000| uimm8</text:p>
          </table:table-cell>
          <table:table-cell table:formula="of:=[.$K16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updated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pc is now pointing to the trap region; pc+1 is stored in r7.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09:02:21.397474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0:07:36.242051051</meta:creation-date>
    <dc:date>2020-12-28T10:37:07.047436251</dc:date>
    <meta:editing-duration>PT12H46M42S</meta:editing-duration>
    <meta:editing-cycles>15</meta:editing-cycles>
    <meta:generator>LibreOffice/6.0.7.3$Linux_X86_64 LibreOffice_project/00m0$Build-3</meta:generator>
    <meta:document-statistic meta:table-count="2" meta:cell-count="636" meta:object-count="0"/>
  </office:meta>
</office:document-meta>
</file>